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4">
      <style:text-properties style:text-underline-style="none"/>
    </style:style>
    <style:style style:name="ce5" style:family="table-cell" style:parent-style-name="Default" style:data-style-name="N4"/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4">
      <style:table-cell-properties fo:background-color="#002b36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ackground-color="#002b36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073642" fo:border-left="none" fo:border-right="0.06pt solid #000000" fo:border-top="none"/>
      <style:text-properties fo:color="#eee8d5"/>
    </style:style>
    <style:style style:name="ce14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Taux :</text:p>
          </table:table-cell>
          <table:table-cell table:style-name="ce4" table:formula="of:=0.15"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Projet A</text:p>
          </table:table-cell>
          <table:table-cell office:value-type="string" calcext:value-type="string">
            <text:p>Projet B</text:p>
          </table:table-cell>
          <table:table-cell office:value-type="string" calcext:value-type="string">
            <text:p>Projet C</text:p>
          </table:table-cell>
          <table:table-cell/>
          <table:table-cell office:value-type="string" calcext:value-type="string">
            <text:p>A actualisé</text:p>
          </table:table-cell>
          <table:table-cell office:value-type="string" calcext:value-type="string">
            <text:p>B actualisé</text:p>
          </table:table-cell>
          <table:table-cell office:value-type="string" calcext:value-type="string">
            <text:p>C actualis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issement de départ :</text:p>
          </table:table-cell>
          <table:table-cell office:value-type="float" office:value="1000" calcext:value-type="float">
            <text:p>1 000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]/(1+[.$B$1])^[.$D2]" office:value-type="float" office:value="521.739130434783" calcext:value-type="float">
            <text:p>521,739130434783</text:p>
          </table:table-cell>
          <table:table-cell table:formula="of:=[.F2]/(1+[.$B$1])^[.$D2]" office:value-type="float" office:value="86.9565217391304" calcext:value-type="float">
            <text:p>86,9565217391304</text:p>
          </table:table-cell>
          <table:table-cell table:formula="of:=[.G2]/(1+[.$B$1])^[.$D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]/(1+[.$B$1])^[.$D3]" office:value-type="float" office:value="378.071833648393" calcext:value-type="float">
            <text:p>378,071833648393</text:p>
          </table:table-cell>
          <table:table-cell table:formula="of:=[.F3]/(1+[.$B$1])^[.$D3]" office:value-type="float" office:value="151.228733459357" calcext:value-type="float">
            <text:p>151,228733459357</text:p>
          </table:table-cell>
          <table:table-cell table:formula="of:=[.G3]/(1+[.$B$1])^[.$D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E4]/(1+[.$B$1])^[.$D4]" office:value-type="float" office:value="263.006492972795" calcext:value-type="float">
            <text:p>263,006492972795</text:p>
          </table:table-cell>
          <table:table-cell table:formula="of:=[.F4]/(1+[.$B$1])^[.$D4]" office:value-type="float" office:value="197.254869729597" calcext:value-type="float">
            <text:p>197,254869729597</text:p>
          </table:table-cell>
          <table:table-cell table:formula="of:=[.G4]/(1+[.$B$1])^[.$D4]" office:value-type="float" office:value="263.006492972795" calcext:value-type="float">
            <text:p>263,0064929727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E5]/(1+[.$B$1])^[.$D5]" office:value-type="float" office:value="171.52597367791" calcext:value-type="float">
            <text:p>171,52597367791</text:p>
          </table:table-cell>
          <table:table-cell table:formula="of:=[.F5]/(1+[.$B$1])^[.$D5]" office:value-type="float" office:value="400.227271915123" calcext:value-type="float">
            <text:p>400,227271915123</text:p>
          </table:table-cell>
          <table:table-cell table:formula="of:=[.G5]/(1+[.$B$1])^[.$D5]" office:value-type="float" office:value="343.05194735582" calcext:value-type="float">
            <text:p>343,051947355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E6]/(1+[.$B$1])^[.$D6]" office:value-type="float" office:value="99.435347059658" calcext:value-type="float">
            <text:p>99,435347059658</text:p>
          </table:table-cell>
          <table:table-cell table:formula="of:=[.F6]/(1+[.$B$1])^[.$D6]" office:value-type="float" office:value="348.023714708803" calcext:value-type="float">
            <text:p>348,023714708803</text:p>
          </table:table-cell>
          <table:table-cell table:formula="of:=[.G6]/(1+[.$B$1])^[.$D6]" office:value-type="float" office:value="497.17673529829" calcext:value-type="float">
            <text:p>497,176735298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2:.E6])" office:value-type="float" office:value="2000" calcext:value-type="float">
            <text:p>2000</text:p>
          </table:table-cell>
          <table:table-cell table:formula="of:=SUM([.F2:.F6])" office:value-type="float" office:value="2000" calcext:value-type="float">
            <text:p>2000</text:p>
          </table:table-cell>
          <table:table-cell table:formula="of:=SUM([.G2:.G6])" office:value-type="float" office:value="2000" calcext:value-type="float">
            <text:p>2000</text:p>
          </table:table-cell>
          <table:table-cell office:value-type="string" calcext:value-type="string">
            <text:p>VANs</text:p>
          </table:table-cell>
          <table:table-cell table:style-name="ce5" table:formula="of:=SUM([.I2:.I6]) - [.$B$2]" office:value-type="float" office:value="433.778777793539" calcext:value-type="float">
            <text:p>433,78</text:p>
          </table:table-cell>
          <table:table-cell table:style-name="ce5" table:formula="of:=SUM([.J2:.J6]) - [.$B$2]" office:value-type="float" office:value="183.691111552011" calcext:value-type="float">
            <text:p>183,69</text:p>
          </table:table-cell>
          <table:table-cell table:style-name="ce5" table:formula="of:=SUM([.K2:.K6]) - [.$B$2]" office:value-type="float" office:value="103.235175626905" calcext:value-type="float">
            <text:p>103,24</text:p>
          </table:table-cell>
          <table:table-cell table:number-columns-repeated="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lta AB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formula="of:=[.C13]-[.B13]" office:value-type="float" office:value="0.25" calcext:value-type="float">
            <text:p>0,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33.78" calcext:value-type="float">
            <text:p>433,78</text:p>
          </table:table-cell>
          <table:table-cell office:value-type="float" office:value="-55.27" calcext:value-type="float">
            <text:p>-55,27</text:p>
          </table:table-cell>
          <table:table-cell table:formula="of:=[.C14]-[.B14]" office:value-type="float" office:value="-489.05" calcext:value-type="float">
            <text:p>-489,05</text:p>
          </table:table-cell>
          <table:table-cell/>
          <table:table-cell office:value-type="string" calcext:value-type="string">
            <text:p>INTERPO LINEAIRE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14]/[.D13]" office:value-type="float" office:value="-1956.2" calcext:value-type="float">
            <text:p>-1956,2</text:p>
          </table:table-cell>
          <table:table-cell/>
          <table:table-cell table:formula="of:= -[.B14]/[.D15] +[.B13]" office:value-type="float" office:value="0.371746242715469" calcext:value-type="float">
            <text:p>0,371746242715469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Écart global</text:p>
          </table:table-cell>
          <table:table-cell office:value-type="string" calcext:value-type="string">
            <text:p>écart sur Qté</text:p>
          </table:table-cell>
          <table:table-cell office:value-type="string" calcext:value-type="string">
            <text:p>écart sur coût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Standard</text:p>
          </table:table-cell>
          <table:table-cell office:value-type="float" office:value="1200" calcext:value-type="float">
            <text:p>1 200,00</text:p>
          </table:table-cell>
          <table:table-cell office:value-type="float" office:value="219.46" calcext:value-type="float">
            <text:p>219,46</text:p>
          </table:table-cell>
          <table:table-cell table:formula="of:=[.C25]*[.B25]" office:value-type="float" office:value="263352" calcext:value-type="float">
            <text:p>263352</text:p>
          </table:table-cell>
          <table:table-cell office:value-type="float" office:value="4800" calcext:value-type="float">
            <text:p>4800</text:p>
          </table:table-cell>
          <table:table-cell table:style-name="ce5" office:value-type="float" office:value="729.89" calcext:value-type="float">
            <text:p>729,89</text:p>
          </table:table-cell>
          <table:table-cell table:formula="of:=[.F25]*[.E25]" office:value-type="float" office:value="3503472" calcext:value-type="float">
            <text:p>3503472</text:p>
          </table:table-cell>
          <table:table-cell table:formula="of:=[.D25]+[.G25]" office:value-type="float" office:value="3766824" calcext:value-type="float">
            <text:p>3766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éétabli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éel</text:p>
          </table:table-cell>
          <table:table-cell table:style-name="Default" office:value-type="float" office:value="1000" calcext:value-type="float">
            <text:p>1000</text:p>
          </table:table-cell>
          <table:table-cell office:value-type="float" office:value="215.98" calcext:value-type="float">
            <text:p>215,98</text:p>
          </table:table-cell>
          <table:table-cell table:formula="of:=[.C27]*[.B27]" office:value-type="float" office:value="215980" calcext:value-type="float">
            <text:p>215980</text:p>
          </table:table-cell>
          <table:table-cell office:value-type="float" office:value="5400" calcext:value-type="float">
            <text:p>5400</text:p>
          </table:table-cell>
          <table:table-cell office:value-type="float" office:value="754.8" calcext:value-type="float">
            <text:p>754,8</text:p>
          </table:table-cell>
          <table:table-cell table:formula="of:=[.F27]*[.E27]" office:value-type="float" office:value="4075920" calcext:value-type="float">
            <text:p>4075920</text:p>
          </table:table-cell>
          <table:table-cell table:formula="of:=[.D27]+[.G27]" office:value-type="float" office:value="4291900" calcext:value-type="float">
            <text:p>429190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3"/>
        </table:table-row>
        <table:table-row table:style-name="ro1">
          <table:table-cell table:style-name="ce1"/>
          <table:table-cell table:style-name="ce6" office:value-type="string" calcext:value-type="string">
            <text:p>JOUETS</text:p>
          </table:table-cell>
          <table:table-cell table:style-name="ce6" table:number-columns-repeated="2"/>
          <table:table-cell table:style-name="ce6" office:value-type="string" calcext:value-type="string">
            <text:p>ROBOTS</text:p>
          </table:table-cell>
          <table:table-cell table:style-name="ce6" table:number-columns-repeated="2"/>
          <table:table-cell table:style-name="ce11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Q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T</text:p>
          </table:table-cell>
          <table:table-cell table:style-name="ce12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so plastique</text:p>
          </table:table-cell>
          <table:table-cell office:value-type="float" office:value="2400" calcext:value-type="float">
            <text:p>2 400,00</text:p>
          </table:table-cell>
          <table:table-cell office:value-type="float" office:value="7.95" calcext:value-type="float">
            <text:p>7,95</text:p>
          </table:table-cell>
          <table:table-cell table:formula="of:=[.B32]*[.C32]" office:value-type="float" office:value="19080" calcext:value-type="float">
            <text:p>19080</text:p>
          </table:table-cell>
          <table:table-cell office:value-type="float" office:value="33600" calcext:value-type="float">
            <text:p>33600</text:p>
          </table:table-cell>
          <table:table-cell office:value-type="float" office:value="7.95" calcext:value-type="float">
            <text:p>7,95</text:p>
          </table:table-cell>
          <table:table-cell table:formula="of:=[.E32]*[.F32]" office:value-type="float" office:value="267120" calcext:value-type="float">
            <text:p>267120</text:p>
          </table:table-cell>
          <table:table-cell table:style-name="ce12" table:formula="of:=[.D32]+[.G32]" office:value-type="float" office:value="286200" calcext:value-type="float">
            <text:p>2862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so composants</text:p>
          </table:table-cell>
          <table:table-cell office:value-type="float" office:value="3600" calcext:value-type="float">
            <text:p>3 600,00</text:p>
          </table:table-cell>
          <table:table-cell office:value-type="float" office:value="44.52" calcext:value-type="float">
            <text:p>44,52</text:p>
          </table:table-cell>
          <table:table-cell table:formula="of:=[.B33]*[.C33]" office:value-type="float" office:value="160272" calcext:value-type="float">
            <text:p>160272</text:p>
          </table:table-cell>
          <table:table-cell office:value-type="float" office:value="57600" calcext:value-type="float">
            <text:p>57600</text:p>
          </table:table-cell>
          <table:table-cell office:value-type="float" office:value="44.52" calcext:value-type="float">
            <text:p>44,52</text:p>
          </table:table-cell>
          <table:table-cell table:formula="of:=[.E33]*[.F33]" office:value-type="float" office:value="2564352" calcext:value-type="float">
            <text:p>2564352</text:p>
          </table:table-cell>
          <table:table-cell table:style-name="ce12" table:formula="of:=[.D33]+[.G33]" office:value-type="float" office:value="2724624" calcext:value-type="float">
            <text:p>27246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ais var prod</text:p>
          </table:table-cell>
          <table:table-cell office:value-type="float" office:value="1200" calcext:value-type="float">
            <text:p>1 200,00</text:p>
          </table:table-cell>
          <table:table-cell office:value-type="float" office:value="70" calcext:value-type="float">
            <text:p>70</text:p>
          </table:table-cell>
          <table:table-cell table:formula="of:=[.B34]*[.C34]" office:value-type="float" office:value="84000" calcext:value-type="float">
            <text:p>84000</text:p>
          </table:table-cell>
          <table:table-cell office:value-type="float" office:value="4800" calcext:value-type="float">
            <text:p>4800</text:p>
          </table:table-cell>
          <table:table-cell office:value-type="float" office:value="140" calcext:value-type="float">
            <text:p>140</text:p>
          </table:table-cell>
          <table:table-cell table:formula="of:=[.E34]*[.F34]" office:value-type="float" office:value="672000" calcext:value-type="float">
            <text:p>672000</text:p>
          </table:table-cell>
          <table:table-cell table:style-name="ce12" table:formula="of:=[.D34]+[.G34]" office:value-type="float" office:value="756000" calcext:value-type="float">
            <text:p>7560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ÛT VARIABLE</text:p>
          </table:table-cell>
          <table:table-cell office:value-type="float" office:value="1200" calcext:value-type="float">
            <text:p>1 200,00</text:p>
          </table:table-cell>
          <table:table-cell table:formula="of:=([.C32]*[.B32]+[.C33]*[.B33]+[.C34]*[.B34])/[.B35]" office:value-type="float" office:value="219.46" calcext:value-type="float">
            <text:p>219,46</text:p>
          </table:table-cell>
          <table:table-cell table:formula="of:=[.B35]*[.C35]" office:value-type="float" office:value="263352" calcext:value-type="float">
            <text:p>263352</text:p>
          </table:table-cell>
          <table:table-cell office:value-type="float" office:value="4800" calcext:value-type="float">
            <text:p>4800</text:p>
          </table:table-cell>
          <table:table-cell table:formula="of:=([.F32]*[.E32]+[.F33]*[.E33]+[.F34]*[.E34])/[.E35]" office:value-type="float" office:value="729.89" calcext:value-type="float">
            <text:p>729,89</text:p>
          </table:table-cell>
          <table:table-cell table:formula="of:=[.E35]*[.F35]" office:value-type="float" office:value="3503472" calcext:value-type="float">
            <text:p>3503472</text:p>
          </table:table-cell>
          <table:table-cell table:style-name="ce12" table:formula="of:=[.D35]+[.G35]" office:value-type="float" office:value="3766824" calcext:value-type="float">
            <text:p>3766824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6"/>
          <table:table-cell table:style-name="ce12"/>
          <table:table-cell table:number-columns-repeated="7"/>
        </table:table-row>
        <table:table-row table:style-name="ro1">
          <table:table-cell table:style-name="ce2" office:value-type="string" calcext:value-type="string">
            <text:p>frais fixes divers</text:p>
          </table:table-cell>
          <table:table-cell table:number-columns-repeated="6"/>
          <table:table-cell table:style-name="ce12" table:formula="of:=358174" office:value-type="float" office:value="358174" calcext:value-type="float">
            <text:p>35817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ÛT STANDARD DU SERVICE</text:p>
          </table:table-cell>
          <table:table-cell table:style-name="ce7"/>
          <table:table-cell table:style-name="ce9" table:number-columns-repeated="5"/>
          <table:table-cell table:style-name="ce13" table:formula="of:=[.H35]+[.H37]" office:value-type="float" office:value="4124998" calcext:value-type="float">
            <text:p>412499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/>
          <table:table-cell table:style-name="ce6" office:value-type="string" calcext:value-type="string">
            <text:p>JOUETS</text:p>
          </table:table-cell>
          <table:table-cell table:style-name="ce6" table:number-columns-repeated="2"/>
          <table:table-cell table:style-name="ce6" office:value-type="string" calcext:value-type="string">
            <text:p>ROBOTS</text:p>
          </table:table-cell>
          <table:table-cell table:style-name="ce6" table:number-columns-repeated="2"/>
          <table:table-cell table:style-name="ce11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Q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T</text:p>
          </table:table-cell>
          <table:table-cell table:style-name="ce12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so plastique</text:p>
          </table:table-cell>
          <table:table-cell table:formula="of:=[.B32]*[.B$45]/[.B$35]" office:value-type="float" office:value="2000" calcext:value-type="float">
            <text:p>2 000,00</text:p>
          </table:table-cell>
          <table:table-cell office:value-type="float" office:value="7.95" calcext:value-type="float">
            <text:p>7,95</text:p>
          </table:table-cell>
          <table:table-cell table:formula="of:=[.B42]*[.C42]" office:value-type="float" office:value="15900" calcext:value-type="float">
            <text:p>15900</text:p>
          </table:table-cell>
          <table:table-cell table:style-name="ce5" table:formula="of:=[.E32]*[.E$45]/[.E$35]" office:value-type="float" office:value="37800" calcext:value-type="float">
            <text:p>37 800,00</text:p>
          </table:table-cell>
          <table:table-cell office:value-type="float" office:value="7.95" calcext:value-type="float">
            <text:p>7,95</text:p>
          </table:table-cell>
          <table:table-cell table:formula="of:=[.E42]*[.F42]" office:value-type="float" office:value="300510" calcext:value-type="float">
            <text:p>300510</text:p>
          </table:table-cell>
          <table:table-cell table:style-name="ce12" table:formula="of:=[.D42]+[.G42]" office:value-type="float" office:value="316410" calcext:value-type="float">
            <text:p>3164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so composants</text:p>
          </table:table-cell>
          <table:table-cell table:formula="of:=[.B33]*[.B$45]/[.B$35]" office:value-type="float" office:value="3000" calcext:value-type="float">
            <text:p>3 000,00</text:p>
          </table:table-cell>
          <table:table-cell office:value-type="float" office:value="44.52" calcext:value-type="float">
            <text:p>44,52</text:p>
          </table:table-cell>
          <table:table-cell table:formula="of:=[.B43]*[.C43]" office:value-type="float" office:value="133560" calcext:value-type="float">
            <text:p>133560</text:p>
          </table:table-cell>
          <table:table-cell table:style-name="ce5" table:formula="of:=[.E33]*[.E$45]/[.E$35]" office:value-type="float" office:value="64800" calcext:value-type="float">
            <text:p>64 800,00</text:p>
          </table:table-cell>
          <table:table-cell office:value-type="float" office:value="44.52" calcext:value-type="float">
            <text:p>44,52</text:p>
          </table:table-cell>
          <table:table-cell table:formula="of:=[.E43]*[.F43]" office:value-type="float" office:value="2884896" calcext:value-type="float">
            <text:p>2884896</text:p>
          </table:table-cell>
          <table:table-cell table:style-name="ce12" table:formula="of:=[.D43]+[.G43]" office:value-type="float" office:value="3018456" calcext:value-type="float">
            <text:p>301845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ais var prod</text:p>
          </table:table-cell>
          <table:table-cell table:formula="of:=[.B34]*[.B$45]/[.B$35]" office:value-type="float" office:value="1000" calcext:value-type="float">
            <text:p>1 000,00</text:p>
          </table:table-cell>
          <table:table-cell office:value-type="float" office:value="70" calcext:value-type="float">
            <text:p>70</text:p>
          </table:table-cell>
          <table:table-cell table:formula="of:=[.B44]*[.C44]" office:value-type="float" office:value="70000" calcext:value-type="float">
            <text:p>70000</text:p>
          </table:table-cell>
          <table:table-cell table:style-name="ce5" table:formula="of:=[.E34]*[.E$45]/[.E$35]" office:value-type="float" office:value="5400" calcext:value-type="float">
            <text:p>5 400,00</text:p>
          </table:table-cell>
          <table:table-cell office:value-type="float" office:value="140" calcext:value-type="float">
            <text:p>140</text:p>
          </table:table-cell>
          <table:table-cell table:formula="of:=[.E44]*[.F44]" office:value-type="float" office:value="756000" calcext:value-type="float">
            <text:p>756000</text:p>
          </table:table-cell>
          <table:table-cell table:style-name="ce12" table:formula="of:=[.D44]+[.G44]" office:value-type="float" office:value="826000" calcext:value-type="float">
            <text:p>8260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ÛT VARIABLE</text:p>
          </table:table-cell>
          <table:table-cell office:value-type="float" office:value="1000" calcext:value-type="float">
            <text:p>1 000,00</text:p>
          </table:table-cell>
          <table:table-cell table:formula="of:=([.C42]*[.B42]+[.C43]*[.B43]+[.C44]*[.B44])/[.B45]" office:value-type="float" office:value="219.46" calcext:value-type="float">
            <text:p>219,46</text:p>
          </table:table-cell>
          <table:table-cell table:formula="of:=[.B45]*[.C45]" office:value-type="float" office:value="219460" calcext:value-type="float">
            <text:p>219460</text:p>
          </table:table-cell>
          <table:table-cell office:value-type="float" office:value="5400" calcext:value-type="float">
            <text:p>5400</text:p>
          </table:table-cell>
          <table:table-cell table:formula="of:=([.F42]*[.E42]+[.F43]*[.E43]+[.F44]*[.E44])/[.E45]" office:value-type="float" office:value="729.89" calcext:value-type="float">
            <text:p>729,89</text:p>
          </table:table-cell>
          <table:table-cell table:formula="of:=[.E45]*[.F45]" office:value-type="float" office:value="3941406" calcext:value-type="float">
            <text:p>3941406</text:p>
          </table:table-cell>
          <table:table-cell table:style-name="ce12" table:formula="of:=[.D45]+[.G45]" office:value-type="float" office:value="4160866" calcext:value-type="float">
            <text:p>4160866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6"/>
          <table:table-cell table:style-name="ce12"/>
          <table:table-cell table:number-columns-repeated="7"/>
        </table:table-row>
        <table:table-row table:style-name="ro1">
          <table:table-cell table:style-name="ce2" office:value-type="string" calcext:value-type="string">
            <text:p>frais fixes divers</text:p>
          </table:table-cell>
          <table:table-cell table:number-columns-repeated="6"/>
          <table:table-cell table:style-name="ce12" table:formula="of:=358174" office:value-type="float" office:value="358174" calcext:value-type="float">
            <text:p>35817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ÛT PREETABLIT DU SERVICE</text:p>
          </table:table-cell>
          <table:table-cell table:style-name="ce7"/>
          <table:table-cell table:style-name="ce9" table:number-columns-repeated="5"/>
          <table:table-cell table:style-name="ce14" table:formula="of:=[.H45]+[.H47]" office:value-type="float" office:value="4519040" calcext:value-type="float">
            <text:p>451904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/>
          <table:table-cell table:style-name="ce6" office:value-type="string" calcext:value-type="string">
            <text:p>JOUETS</text:p>
          </table:table-cell>
          <table:table-cell table:style-name="ce6" table:number-columns-repeated="2"/>
          <table:table-cell table:style-name="ce6" office:value-type="string" calcext:value-type="string">
            <text:p>ROBOTS</text:p>
          </table:table-cell>
          <table:table-cell table:style-name="ce6" table:number-columns-repeated="2"/>
          <table:table-cell table:style-name="ce11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Q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T</text:p>
          </table:table-cell>
          <table:table-cell table:style-name="ce12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so plastique</text:p>
          </table:table-cell>
          <table:table-cell office:value-type="float" office:value="2250" calcext:value-type="float">
            <text:p>2 250,00</text:p>
          </table:table-cell>
          <table:table-cell office:value-type="float" office:value="6.39" calcext:value-type="float">
            <text:p>6,39</text:p>
          </table:table-cell>
          <table:table-cell table:formula="of:=[.B52]*[.C52]" office:value-type="float" office:value="14377.5" calcext:value-type="float">
            <text:p>14377,5</text:p>
          </table:table-cell>
          <table:table-cell office:value-type="float" office:value="41580" calcext:value-type="float">
            <text:p>41580</text:p>
          </table:table-cell>
          <table:table-cell office:value-type="float" office:value="6.39" calcext:value-type="float">
            <text:p>6,39</text:p>
          </table:table-cell>
          <table:table-cell table:formula="of:=[.E52]*[.F52]" office:value-type="float" office:value="265696.2" calcext:value-type="float">
            <text:p>265696,2</text:p>
          </table:table-cell>
          <table:table-cell table:style-name="ce12" table:formula="of:=[.D52]+[.G52]" office:value-type="float" office:value="280073.7" calcext:value-type="float">
            <text:p>280073,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so composants</text:p>
          </table:table-cell>
          <table:table-cell office:value-type="float" office:value="3000" calcext:value-type="float">
            <text:p>3 000,00</text:p>
          </table:table-cell>
          <table:table-cell office:value-type="float" office:value="43.2" calcext:value-type="float">
            <text:p>43,2</text:p>
          </table:table-cell>
          <table:table-cell table:formula="of:=[.B53]*[.C53]" office:value-type="float" office:value="129600" calcext:value-type="float">
            <text:p>129600</text:p>
          </table:table-cell>
          <table:table-cell office:value-type="float" office:value="70200" calcext:value-type="float">
            <text:p>70200</text:p>
          </table:table-cell>
          <table:table-cell office:value-type="float" office:value="43.2" calcext:value-type="float">
            <text:p>43,2</text:p>
          </table:table-cell>
          <table:table-cell table:formula="of:=[.E53]*[.F53]" office:value-type="float" office:value="3032640" calcext:value-type="float">
            <text:p>3032640</text:p>
          </table:table-cell>
          <table:table-cell table:style-name="ce12" table:formula="of:=[.D53]+[.G53]" office:value-type="float" office:value="3162240" calcext:value-type="float">
            <text:p>316224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ais var prod</text:p>
          </table:table-cell>
          <table:table-cell office:value-type="float" office:value="1000" calcext:value-type="float">
            <text:p>1 000,00</text:p>
          </table:table-cell>
          <table:table-cell office:value-type="float" office:value="72" calcext:value-type="float">
            <text:p>72</text:p>
          </table:table-cell>
          <table:table-cell table:formula="of:=[.B54]*[.C54]" office:value-type="float" office:value="72000" calcext:value-type="float">
            <text:p>72000</text:p>
          </table:table-cell>
          <table:table-cell office:value-type="float" office:value="5400" calcext:value-type="float">
            <text:p>5400</text:p>
          </table:table-cell>
          <table:table-cell office:value-type="float" office:value="144" calcext:value-type="float">
            <text:p>144</text:p>
          </table:table-cell>
          <table:table-cell table:formula="of:=[.E54]*[.F54]" office:value-type="float" office:value="777600" calcext:value-type="float">
            <text:p>777600</text:p>
          </table:table-cell>
          <table:table-cell table:style-name="ce12" table:formula="of:=[.D54]+[.G54]" office:value-type="float" office:value="849600" calcext:value-type="float">
            <text:p>8496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ÛT VARIABLE</text:p>
          </table:table-cell>
          <table:table-cell office:value-type="float" office:value="1000" calcext:value-type="float">
            <text:p>1 000,00</text:p>
          </table:table-cell>
          <table:table-cell table:formula="of:=([.C52]*[.B52]+[.C53]*[.B53]+[.C54]*[.B54])/[.B55]" office:value-type="float" office:value="215.9775" calcext:value-type="float">
            <text:p>215,9775</text:p>
          </table:table-cell>
          <table:table-cell table:formula="of:=[.D52]+[.D53]+[.D54]" office:value-type="float" office:value="215977.5" calcext:value-type="float">
            <text:p>215977,5</text:p>
          </table:table-cell>
          <table:table-cell office:value-type="float" office:value="5400" calcext:value-type="float">
            <text:p>5400</text:p>
          </table:table-cell>
          <table:table-cell table:formula="of:=([.F52]*[.E52]+[.F53]*[.E53]+[.F54]*[.E54])/[.E55]" office:value-type="float" office:value="754.803" calcext:value-type="float">
            <text:p>754,803</text:p>
          </table:table-cell>
          <table:table-cell table:formula="of:=[.G52]+[.G53]+[.G54]" office:value-type="float" office:value="4075936.2" calcext:value-type="float">
            <text:p>4075936,2</text:p>
          </table:table-cell>
          <table:table-cell table:style-name="ce12" table:formula="of:=[.D55]+[.G55]" office:value-type="float" office:value="4291913.7" calcext:value-type="float">
            <text:p>4291913,7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6"/>
          <table:table-cell table:style-name="ce12"/>
          <table:table-cell table:number-columns-repeated="7"/>
        </table:table-row>
        <table:table-row table:style-name="ro1">
          <table:table-cell table:style-name="ce2" office:value-type="string" calcext:value-type="string">
            <text:p>frais fixes divers</text:p>
          </table:table-cell>
          <table:table-cell table:number-columns-repeated="6"/>
          <table:table-cell table:style-name="ce12" table:formula="of:=358174" office:value-type="float" office:value="358174" calcext:value-type="float">
            <text:p>35817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ÛT REEL DU SERVICE</text:p>
          </table:table-cell>
          <table:table-cell table:style-name="ce7"/>
          <table:table-cell table:style-name="ce9" table:number-columns-repeated="5"/>
          <table:table-cell table:style-name="ce14" table:formula="of:=[.H55]+[.H57]" office:value-type="float" office:value="4650087.7" calcext:value-type="float">
            <text:p>4650087,7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delta préétablit → réél</text:p>
          </table:table-cell>
          <table:table-cell table:style-name="ce6" office:value-type="string" calcext:value-type="string">
            <text:p>JOUETS</text:p>
          </table:table-cell>
          <table:table-cell table:style-name="ce6" table:number-columns-repeated="2"/>
          <table:table-cell table:style-name="ce6" office:value-type="string" calcext:value-type="string">
            <text:p>ROBOTS</text:p>
          </table:table-cell>
          <table:table-cell table:style-name="ce6" table:number-columns-repeated="2"/>
          <table:table-cell table:style-name="ce11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ECART SUR Q</text:p>
          </table:table-cell>
          <table:table-cell office:value-type="string" calcext:value-type="string">
            <text:p>ECART SUR COUT</text:p>
          </table:table-cell>
          <table:table-cell office:value-type="string" calcext:value-type="string">
            <text:p>ECART TOTAL</text:p>
          </table:table-cell>
          <table:table-cell table:style-name="ce5" office:value-type="string" calcext:value-type="string">
            <text:p>ECART SUR Q</text:p>
          </table:table-cell>
          <table:table-cell office:value-type="string" calcext:value-type="string">
            <text:p>ECART SUR COUT</text:p>
          </table:table-cell>
          <table:table-cell office:value-type="string" calcext:value-type="string">
            <text:p>ECART TOTAL</text:p>
          </table:table-cell>
          <table:table-cell table:style-name="ce12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so plastique</text:p>
          </table:table-cell>
          <table:table-cell table:style-name="ce8" table:formula="of:=([.B52]-[.B42])*[.C42]" office:value-type="float" office:value="1987.5" calcext:value-type="float">
            <text:p>1 987,50</text:p>
          </table:table-cell>
          <table:table-cell table:style-name="ce10" table:formula="of:=([.C52]-[.C42])*[.B52]" office:value-type="float" office:value="-3510" calcext:value-type="float">
            <text:p>-3510</text:p>
          </table:table-cell>
          <table:table-cell table:formula="of:=[.B62]+[.C62]" office:value-type="float" office:value="-1522.5" calcext:value-type="float">
            <text:p>-1522,5</text:p>
          </table:table-cell>
          <table:table-cell table:style-name="ce8" table:formula="of:=([.E52]-[.E42])*[.F42]" office:value-type="float" office:value="30051" calcext:value-type="float">
            <text:p>30 051,00</text:p>
          </table:table-cell>
          <table:table-cell table:style-name="ce10" table:formula="of:=([.F52]-[.F42])*[.E52]" office:value-type="float" office:value="-64864.8" calcext:value-type="float">
            <text:p>-64864,8</text:p>
          </table:table-cell>
          <table:table-cell table:style-name="ce10" table:formula="of:=[.E62]+[.F62]" office:value-type="float" office:value="-34813.8" calcext:value-type="float">
            <text:p>-34813,8</text:p>
          </table:table-cell>
          <table:table-cell table:style-name="ce12" table:formula="of:=[.D62]+[.G62]" office:value-type="float" office:value="-36336.3" calcext:value-type="float">
            <text:p>-36336,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so composants</text:p>
          </table:table-cell>
          <table:table-cell table:style-name="ce8" table:formula="of:=([.B53]-[.B43])*[.C43]" office:value-type="float" office:value="0" calcext:value-type="float">
            <text:p>0,00</text:p>
          </table:table-cell>
          <table:table-cell table:style-name="ce10" table:formula="of:=([.C53]-[.C43])*[.B53]" office:value-type="float" office:value="-3960" calcext:value-type="float">
            <text:p>-3960</text:p>
          </table:table-cell>
          <table:table-cell table:formula="of:=[.B63]+[.C63]" office:value-type="float" office:value="-3960" calcext:value-type="float">
            <text:p>-3960</text:p>
          </table:table-cell>
          <table:table-cell table:style-name="ce8" table:formula="of:=([.E53]-[.E43])*[.F43]" office:value-type="float" office:value="240408" calcext:value-type="float">
            <text:p>240 408,00</text:p>
          </table:table-cell>
          <table:table-cell table:style-name="ce10" table:formula="of:=([.F53]-[.F43])*[.E53]" office:value-type="float" office:value="-92664" calcext:value-type="float">
            <text:p>-92664</text:p>
          </table:table-cell>
          <table:table-cell table:style-name="ce10" table:formula="of:=[.E63]+[.F63]" office:value-type="float" office:value="147744" calcext:value-type="float">
            <text:p>147744</text:p>
          </table:table-cell>
          <table:table-cell table:style-name="ce12" table:formula="of:=[.D63]+[.G63]" office:value-type="float" office:value="143784" calcext:value-type="float">
            <text:p>14378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frais var prod</text:p>
          </table:table-cell>
          <table:table-cell table:style-name="ce8" table:formula="of:=([.B54]-[.B44])*[.C44]" office:value-type="float" office:value="0" calcext:value-type="float">
            <text:p>0,00</text:p>
          </table:table-cell>
          <table:table-cell table:style-name="ce10" table:formula="of:=([.C54]-[.C44])*[.B54]" office:value-type="float" office:value="2000" calcext:value-type="float">
            <text:p>2000</text:p>
          </table:table-cell>
          <table:table-cell table:formula="of:=[.B64]+[.C64]" office:value-type="float" office:value="2000" calcext:value-type="float">
            <text:p>2000</text:p>
          </table:table-cell>
          <table:table-cell table:style-name="ce8" table:formula="of:=([.E54]-[.E44])*[.F44]" office:value-type="float" office:value="0" calcext:value-type="float">
            <text:p>0,00</text:p>
          </table:table-cell>
          <table:table-cell table:style-name="ce10" table:formula="of:=([.F54]-[.F44])*[.E54]" office:value-type="float" office:value="21600" calcext:value-type="float">
            <text:p>21600</text:p>
          </table:table-cell>
          <table:table-cell table:style-name="ce10" table:formula="of:=[.E64]+[.F64]" office:value-type="float" office:value="21600" calcext:value-type="float">
            <text:p>21600</text:p>
          </table:table-cell>
          <table:table-cell table:style-name="ce12" table:formula="of:=[.D64]+[.G64]" office:value-type="float" office:value="23600" calcext:value-type="float">
            <text:p>236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ÛT VARIABLE</text:p>
          </table:table-cell>
          <table:table-cell table:style-name="ce8" table:formula="of:=([.B55]-[.B45])*[.C45]" office:value-type="float" office:value="0" calcext:value-type="float">
            <text:p>0,00</text:p>
          </table:table-cell>
          <table:table-cell table:style-name="ce10" table:formula="of:=([.C55]-[.C45])*[.B55]" office:value-type="float" office:value="-3482.50000000002" calcext:value-type="float">
            <text:p>-3482,50000000002</text:p>
          </table:table-cell>
          <table:table-cell table:formula="of:=[.B65]+[.C65]" office:value-type="float" office:value="-3482.50000000002" calcext:value-type="float">
            <text:p>-3482,50000000002</text:p>
          </table:table-cell>
          <table:table-cell table:style-name="ce8" table:formula="of:=([.E55]-[.E45])*[.F45]" office:value-type="float" office:value="0" calcext:value-type="float">
            <text:p>0,00</text:p>
          </table:table-cell>
          <table:table-cell table:style-name="ce10" table:formula="of:=([.F55]-[.F45])*[.E55]" office:value-type="float" office:value="134530.2" calcext:value-type="float">
            <text:p>134530,2</text:p>
          </table:table-cell>
          <table:table-cell table:style-name="ce10" table:formula="of:=[.E65]+[.F65]" office:value-type="float" office:value="134530.2" calcext:value-type="float">
            <text:p>134530,2</text:p>
          </table:table-cell>
          <table:table-cell table:style-name="ce12" table:formula="of:=[.D65]+[.G65]" office:value-type="float" office:value="131047.7" calcext:value-type="float">
            <text:p>131047,7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6"/>
          <table:table-cell table:style-name="ce12"/>
          <table:table-cell table:number-columns-repeated="7"/>
        </table:table-row>
        <table:table-row table:style-name="ro1">
          <table:table-cell table:style-name="ce2" office:value-type="string" calcext:value-type="string">
            <text:p>frais fixes divers</text:p>
          </table:table-cell>
          <table:table-cell table:number-columns-repeated="6"/>
          <table:table-cell table:style-name="ce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COÛT REEL DU SERVICE</text:p>
          </table:table-cell>
          <table:table-cell table:style-name="ce7"/>
          <table:table-cell table:style-name="ce9" table:number-columns-repeated="5"/>
          <table:table-cell table:style-name="ce14" table:formula="of:=[.H65]+[.H67]" office:value-type="float" office:value="131047.7" calcext:value-type="float">
            <text:p>131047,7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Exo 1</text:p>
          </table:table-cell>
          <table:table-cell/>
          <table:table-cell office:value-type="string" calcext:value-type="string">
            <text:p>Exo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0000" calcext:value-type="float">
            <text:p>30 000,00</text:p>
          </table:table-cell>
          <table:table-cell/>
          <table:table-cell table:number-columns-repeated="2" table:style-name="ce5" office:value-type="float" office:value="30000" calcext:value-type="float">
            <text:p>30 000,00</text:p>
          </table:table-cell>
          <table:table-cell/>
          <table:table-cell table:style-name="ce5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.04" calcext:value-type="float">
            <text:p>23,04</text:p>
          </table:table-cell>
          <table:table-cell/>
          <table:table-cell table:formula="of:=IF([.$D$72]/[.$D$77] &lt; 2500; 23.04; 19.36)" office:value-type="float" office:value="23.04" calcext:value-type="float">
            <text:p>23,04</text:p>
          </table:table-cell>
          <table:table-cell table:formula="of:=IF([.E$72]/[.E$77] &lt; 2500; 23.04; 19.36)" office:value-type="float" office:value="19.36" calcext:value-type="float">
            <text:p>19,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25" calcext:value-type="float">
            <text:p>0,25</text:p>
          </table:table-cell>
          <table:table-cell/>
          <table:table-cell table:number-columns-repeated="2" table:style-name="ce5" office:value-type="float" office:value="0.25" calcext:value-type="float">
            <text:p>0,25</text:p>
          </table:table-cell>
          <table:table-cell/>
          <table:table-cell table:style-name="ce5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0" calcext:value-type="float">
            <text:p>150,00</text:p>
          </table:table-cell>
          <table:table-cell/>
          <table:table-cell table:style-name="ce5" office:value-type="float" office:value="150" calcext:value-type="float">
            <text:p>150,00</text:p>
          </table:table-cell>
          <table:table-cell table:style-name="ce5" office:value-type="float" office:value="152" calcext:value-type="float">
            <text:p>152,00</text:p>
          </table:table-cell>
          <table:table-cell/>
          <table:table-cell table:style-name="ce5" table:number-columns-repeated="4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formula="of:=SQRT([.B72]*[.B74]*[.B73]/2/[.B75])" office:value-type="float" office:value="24" calcext:value-type="float">
            <text:p>24,00</text:p>
          </table:table-cell>
          <table:table-cell/>
          <table:table-cell table:style-name="ce5" office:value-type="float" office:value="24" calcext:value-type="float">
            <text:p>24,00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ût total des appros :</text:p>
          </table:table-cell>
          <table:table-cell table:formula="of:=[.B77]*[.B75]+[.B72]/(2*[.B77])*[.B73]*[.B74]" office:value-type="float" office:value="7200" calcext:value-type="float">
            <text:p>7 200,00</text:p>
          </table:table-cell>
          <table:table-cell/>
          <table:table-cell table:style-name="ce5" table:formula="of:=[.D77]*[.D75]+[.D72]/(2*[.D77])*[.D73]*[.D74]" office:value-type="float" office:value="7200" calcext:value-type="float">
            <text:p>7 200,00</text:p>
          </table:table-cell>
          <table:table-cell table:style-name="ce5" table:formula="of:=[.E77]*[.E75]+[.E72]/(2*[.E77])*[.E73]*[.E74]" office:value-type="float" office:value="7874" calcext:value-type="float">
            <text:p>7 874,00</text:p>
          </table:table-cell>
          <table:table-cell/>
          <table:table-cell table:style-name="ce5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xo 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anvier</text:p>
          </table:table-cell>
          <table:table-cell office:value-type="string" calcext:value-type="string">
            <text:p>Février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Août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Décemb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600" calcext:value-type="float">
            <text:p>3 600,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.04" calcext:value-type="float">
            <text:p>23,04</text:p>
          </table:table-cell>
          <table:table-cell table:number-columns-repeated="11" table:style-name="ce5" office:value-type="float" office:value="23.04" calcext:value-type="float">
            <text:p>23,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table:formula="of:=0.25/12" office:value-type="float" office:value="0.0208333333333333" calcext:value-type="float">
            <text:p>0,02</text:p>
          </table:table-cell>
          <table:table-cell table:style-name="ce5" table:formula="of:=0.25/12" office:value-type="float" office:value="0.0208333333333333" calcext:value-type="float">
            <text:p>0,02</text:p>
          </table:table-cell>
          <table:table-cell table:style-name="ce5" table:formula="of:=0.25/12" office:value-type="float" office:value="0.0208333333333333" calcext:value-type="float">
            <text:p>0,02</text:p>
          </table:table-cell>
          <table:table-cell table:style-name="ce5" table:formula="of:=0.25/12" office:value-type="float" office:value="0.0208333333333333" calcext:value-type="float">
            <text:p>0,02</text:p>
          </table:table-cell>
          <table:table-cell table:style-name="ce5" table:formula="of:=0.25/12" office:value-type="float" office:value="0.0208333333333333" calcext:value-type="float">
            <text:p>0,02</text:p>
          </table:table-cell>
          <table:table-cell table:style-name="ce5" table:formula="of:=0.25/12" office:value-type="float" office:value="0.0208333333333333" calcext:value-type="float">
            <text:p>0,02</text:p>
          </table:table-cell>
          <table:table-cell table:style-name="ce5" table:formula="of:=0.25/12" office:value-type="float" office:value="0.0208333333333333" calcext:value-type="float">
            <text:p>0,02</text:p>
          </table:table-cell>
          <table:table-cell table:style-name="ce5" table:formula="of:=0.25/12" office:value-type="float" office:value="0.0208333333333333" calcext:value-type="float">
            <text:p>0,02</text:p>
          </table:table-cell>
          <table:table-cell table:style-name="ce5" table:formula="of:=0.25/12" office:value-type="float" office:value="0.0208333333333333" calcext:value-type="float">
            <text:p>0,02</text:p>
          </table:table-cell>
          <table:table-cell table:style-name="ce5" table:formula="of:=0.25/12" office:value-type="float" office:value="0.0208333333333333" calcext:value-type="float">
            <text:p>0,02</text:p>
          </table:table-cell>
          <table:table-cell table:style-name="ce5" table:formula="of:=0.25/12" office:value-type="float" office:value="0.0208333333333333" calcext:value-type="float">
            <text:p>0,02</text:p>
          </table:table-cell>
          <table:table-cell table:style-name="ce5" table:formula="of:=0.25/12" office:value-type="float" office:value="0.0208333333333333" calcext:value-type="float">
            <text:p>0,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0" calcext:value-type="float">
            <text:p>150,00</text:p>
          </table:table-cell>
          <table:table-cell table:number-columns-repeated="11" table:style-name="ce5" office:value-type="float" office:value="150" calcext:value-type="float">
            <text:p>150,00</text:p>
          </table:table-cell>
          <table:table-cell/>
          <table:table-cell office:value-type="string" calcext:value-type="string">
            <text:p>tot. Livraison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0" calcext:value-type="float">
            <text:p>0,00</text:p>
          </table:table-cell>
          <table:table-cell table:number-columns-repeated="5" table:style-name="ce5" office:value-type="float" office:value="1" calcext:value-type="float">
            <text:p>1,00</text:p>
          </table:table-cell>
          <table:table-cell table:number-columns-repeated="2" table:style-name="ce5" office:value-type="float" office:value="2" calcext:value-type="float">
            <text:p>2,00</text:p>
          </table:table-cell>
          <table:table-cell/>
          <table:table-cell table:formula="of:=SUM([.B87:.M8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ût total des appros :</text:p>
          </table:table-cell>
          <table:table-cell/>
          <table:table-cell table:style-name="ce5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quantité livrée</text:p>
          </table:table-cell>
          <table:table-cell table:formula="of:=[.B87]*2500" office:value-type="float" office:value="2500" calcext:value-type="float">
            <text:p>2 500,00</text:p>
          </table:table-cell>
          <table:table-cell table:style-name="ce5" table:formula="of:=[.C87]*2500" office:value-type="float" office:value="2500" calcext:value-type="float">
            <text:p>2 500,00</text:p>
          </table:table-cell>
          <table:table-cell table:style-name="ce5" table:formula="of:=[.D87]*2500" office:value-type="float" office:value="0" calcext:value-type="float">
            <text:p>0,00</text:p>
          </table:table-cell>
          <table:table-cell table:style-name="ce5" table:formula="of:=[.E87]*2500" office:value-type="float" office:value="2500" calcext:value-type="float">
            <text:p>2 500,00</text:p>
          </table:table-cell>
          <table:table-cell table:style-name="ce5" table:formula="of:=[.F87]*2500" office:value-type="float" office:value="0" calcext:value-type="float">
            <text:p>0,00</text:p>
          </table:table-cell>
          <table:table-cell table:style-name="ce5" table:formula="of:=[.G87]*2500" office:value-type="float" office:value="2500" calcext:value-type="float">
            <text:p>2 500,00</text:p>
          </table:table-cell>
          <table:table-cell table:style-name="ce5" table:formula="of:=[.H87]*2500" office:value-type="float" office:value="2500" calcext:value-type="float">
            <text:p>2 500,00</text:p>
          </table:table-cell>
          <table:table-cell table:style-name="ce5" table:formula="of:=[.I87]*2500" office:value-type="float" office:value="2500" calcext:value-type="float">
            <text:p>2 500,00</text:p>
          </table:table-cell>
          <table:table-cell table:style-name="ce5" table:formula="of:=[.J87]*2500" office:value-type="float" office:value="2500" calcext:value-type="float">
            <text:p>2 500,00</text:p>
          </table:table-cell>
          <table:table-cell table:style-name="ce5" table:formula="of:=[.K87]*2500" office:value-type="float" office:value="2500" calcext:value-type="float">
            <text:p>2 500,00</text:p>
          </table:table-cell>
          <table:table-cell table:style-name="ce5" table:formula="of:=[.L87]*2500" office:value-type="float" office:value="5000" calcext:value-type="float">
            <text:p>5 000,00</text:p>
          </table:table-cell>
          <table:table-cell table:style-name="ce5" table:formula="of:=[.M87]*2500" office:value-type="float" office:value="5000" calcext:value-type="float">
            <text:p>5 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 :</text:p>
          </table:table-cell>
          <table:table-cell office:value-type="float" office:value="1500" calcext:value-type="float">
            <text:p>1 500,00</text:p>
          </table:table-cell>
          <table:table-cell table:style-name="ce5" table:formula="of:=[.B91]" office:value-type="float" office:value="400" calcext:value-type="float">
            <text:p>400,00</text:p>
          </table:table-cell>
          <table:table-cell table:style-name="ce5" table:formula="of:=[.C91]" office:value-type="float" office:value="2000" calcext:value-type="float">
            <text:p>2 000,00</text:p>
          </table:table-cell>
          <table:table-cell table:style-name="ce5" table:formula="of:=[.D91]" office:value-type="float" office:value="500" calcext:value-type="float">
            <text:p>500,00</text:p>
          </table:table-cell>
          <table:table-cell table:style-name="ce5" table:formula="of:=[.E91]" office:value-type="float" office:value="1500" calcext:value-type="float">
            <text:p>1 500,00</text:p>
          </table:table-cell>
          <table:table-cell table:style-name="ce5" table:formula="of:=[.F91]" office:value-type="float" office:value="300" calcext:value-type="float">
            <text:p>300,00</text:p>
          </table:table-cell>
          <table:table-cell table:style-name="ce5" table:formula="of:=[.G91]" office:value-type="float" office:value="1300" calcext:value-type="float">
            <text:p>1 300,00</text:p>
          </table:table-cell>
          <table:table-cell table:style-name="ce5" table:formula="of:=[.H91]" office:value-type="float" office:value="1400" calcext:value-type="float">
            <text:p>1 400,00</text:p>
          </table:table-cell>
          <table:table-cell table:style-name="ce5" table:formula="of:=[.I91]" office:value-type="float" office:value="900" calcext:value-type="float">
            <text:p>900,00</text:p>
          </table:table-cell>
          <table:table-cell table:style-name="ce5" table:formula="of:=[.J91]" office:value-type="float" office:value="1000" calcext:value-type="float">
            <text:p>1 000,00</text:p>
          </table:table-cell>
          <table:table-cell table:style-name="ce5" table:formula="of:=[.K91]" office:value-type="float" office:value="500" calcext:value-type="float">
            <text:p>500,00</text:p>
          </table:table-cell>
          <table:table-cell table:style-name="ce5" table:formula="of:=[.L91]" office:value-type="float" office:value="1000" calcext:value-type="float">
            <text:p>1 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e :</text:p>
          </table:table-cell>
          <table:table-cell table:formula="of:=[.B90]+[.B89] - [.B83]" office:value-type="float" office:value="400" calcext:value-type="float">
            <text:p>400,00</text:p>
          </table:table-cell>
          <table:table-cell table:style-name="ce5" table:formula="of:=[.C90]+[.C89] - [.C83]" office:value-type="float" office:value="2000" calcext:value-type="float">
            <text:p>2 000,00</text:p>
          </table:table-cell>
          <table:table-cell table:style-name="ce5" table:formula="of:=[.D90]+[.D89] - [.D83]" office:value-type="float" office:value="500" calcext:value-type="float">
            <text:p>500,00</text:p>
          </table:table-cell>
          <table:table-cell table:style-name="ce5" table:formula="of:=[.E90]+[.E89] - [.E83]" office:value-type="float" office:value="1500" calcext:value-type="float">
            <text:p>1 500,00</text:p>
          </table:table-cell>
          <table:table-cell table:style-name="ce5" table:formula="of:=[.F90]+[.F89] - [.F83]" office:value-type="float" office:value="300" calcext:value-type="float">
            <text:p>300,00</text:p>
          </table:table-cell>
          <table:table-cell table:style-name="ce5" table:formula="of:=[.G90]+[.G89] - [.G83]" office:value-type="float" office:value="1300" calcext:value-type="float">
            <text:p>1 300,00</text:p>
          </table:table-cell>
          <table:table-cell table:style-name="ce5" table:formula="of:=[.H90]+[.H89] - [.H83]" office:value-type="float" office:value="1400" calcext:value-type="float">
            <text:p>1 400,00</text:p>
          </table:table-cell>
          <table:table-cell table:style-name="ce5" table:formula="of:=[.I90]+[.I89] - [.I83]" office:value-type="float" office:value="900" calcext:value-type="float">
            <text:p>900,00</text:p>
          </table:table-cell>
          <table:table-cell table:style-name="ce5" table:formula="of:=[.J90]+[.J89] - [.J83]" office:value-type="float" office:value="1000" calcext:value-type="float">
            <text:p>1 000,00</text:p>
          </table:table-cell>
          <table:table-cell table:style-name="ce5" table:formula="of:=[.K90]+[.K89] - [.K83]" office:value-type="float" office:value="500" calcext:value-type="float">
            <text:p>500,00</text:p>
          </table:table-cell>
          <table:table-cell table:style-name="ce5" table:formula="of:=[.L90]+[.L89] - [.L83]" office:value-type="float" office:value="1000" calcext:value-type="float">
            <text:p>1 000,00</text:p>
          </table:table-cell>
          <table:table-cell table:style-name="ce5" table:formula="of:=[.M90]+[.M89] - [.M83]" office:value-type="float" office:value="1500" calcext:value-type="float">
            <text:p>1 500,00</text:p>
          </table:table-cell>
          <table:table-cell table:number-columns-repeated="2"/>
        </table:table-row>
        <table:table-row table:style-name="ro1" table:number-rows-repeated="104848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13:45:31.168058769</meta:creation-date>
    <dc:date>2019-10-20T14:23:52.153715248</dc:date>
    <meta:editing-duration>P2DT3H40M48S</meta:editing-duration>
    <meta:editing-cycles>5</meta:editing-cycles>
    <meta:generator>LibreOffice/6.3.2.2$Linux_X86_64 LibreOffice_project/30$Build-2</meta:generator>
    <meta:document-statistic meta:table-count="1" meta:cell-count="413" meta:object-count="0"/>
  </office:meta>
</office:document-meta>
</file>